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dash" draw:stroke-dash="gestrichelt2_20__28_variabel_29_" draw:fill="none" draw:textarea-horizontal-align="center" draw:textarea-vertical-align="middle"/>
    </style:style>
    <style:style style:name="gr10" style:family="graphic" style:parent-style-name="standard">
      <style:graphic-properties draw:stroke="dash" draw:stroke-dash="gestrichelt2_20__28_variabel_29_" svg:stroke-color="#0000ff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svg:stroke-color="#00ffff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solid" draw:stroke-dash="gestrichelt2_20__28_variabel_29_" draw:fill="solid" draw:fill-color="#ffff00" draw:textarea-horizontal-align="justify" draw:textarea-vertical-align="middle" draw:auto-grow-height="false"/>
    </style:style>
    <style:style style:name="gr15" style:family="graphic" style:parent-style-name="standard">
      <style:graphic-properties draw:stroke="dash" draw:stroke-dash="gestrichelt2_20__28_variabel_29_"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0000" draw:opacity="50%" draw:textarea-horizontal-align="justify" draw:textarea-vertical-align="middle" draw:auto-grow-height="false" draw:shadow-opacity="50%"/>
    </style:style>
    <style:style style:name="gr17" style:family="graphic" style:parent-style-name="standard">
      <style:graphic-properties draw:stroke="dash" draw:stroke-dash="gestrichelt2_20__28_variabel_29_" draw:textarea-horizontal-align="center" draw:textarea-vertical-align="middle"/>
    </style:style>
    <style:style style:name="gr18" style:family="graphic" style:parent-style-name="standard">
      <style:graphic-properties draw:stroke="dash" draw:stroke-dash="gestrichelt2_20__28_variabel_29_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style:text-properties fo:font-family="OCR-B" style:font-family-generic="modern" style:font-pitch="fixed" fo:font-size="12pt" style:font-size-asian="12pt" style:font-size-complex="12pt"/>
    </style:style>
    <style:style style:name="P5" style:family="paragraph">
      <style:text-properties fo:font-size="14pt" fo:text-shadow="1pt 1pt" fo:font-weight="bold" style:font-size-asian="14pt" style:font-weight-asian="bold" style:font-size-complex="14pt" style:font-weight-complex="bold"/>
    </style:style>
    <style:style style:name="P6" style:family="paragraph">
      <style:text-properties fo:font-family="OCR-B" style:font-family-generic="modern" style:font-pitch="fixed" fo:font-size="14pt" fo:text-shadow="1pt 1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OCR-B" style:font-family-generic="modern" style:font-pitch="fixed" fo:font-size="12pt" style:font-size-asian="12pt" style:font-size-complex="12pt"/>
    </style:style>
    <style:style style:name="T3" style:family="text">
      <style:text-properties fo:color="#ff0000" fo:font-family="OCR-B" style:font-family-generic="modern" style:font-pitch="fixed" fo:font-size="12pt" style:font-size-asian="12pt" style:font-size-complex="12pt"/>
    </style:style>
    <style:style style:name="T4" style:family="text">
      <style:text-properties fo:color="#008000" fo:font-family="OCR-B" style:font-family-generic="modern" style:font-pitch="fixed" fo:font-size="12pt" style:font-size-asian="12pt" style:font-size-complex="12pt"/>
    </style:style>
    <style:style style:name="T5" style:family="text">
      <style:text-properties fo:color="#0000ff" fo:font-family="OCR-B" style:font-family-generic="modern" style:font-pitch="fixed" fo:font-size="12pt" style:font-size-asian="12pt" style:font-size-complex="12pt"/>
    </style:style>
    <style:style style:name="T6" style:family="text">
      <style:text-properties fo:font-family="OCR-B" style:font-family-generic="modern" style:font-pitch="fixed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1" draw:id="id11" draw:layer="layout" svg:width="2cm" svg:height="1cm" svg:x="3.036cm" svg:y="8.971cm">
          <text:p text:style-name="P1">nodeX</text:p>
        </draw:rect>
        <draw:rect draw:style-name="gr1" draw:text-style-name="P1" xml:id="id1" draw:id="id1" draw:layer="layout" svg:width="1cm" svg:height="1cm" svg:x="8.075cm" svg:y="3cm">
          <text:p text:style-name="P1">n1</text:p>
        </draw:rect>
        <draw:rect draw:style-name="gr1" draw:text-style-name="P1" xml:id="id2" draw:id="id2" draw:layer="layout" svg:width="1cm" svg:height="1cm" svg:x="11.075cm" svg:y="3cm">
          <text:p text:style-name="P1">n2</text:p>
        </draw:rect>
        <draw:rect draw:style-name="gr1" draw:text-style-name="P1" xml:id="id3" draw:id="id3" draw:layer="layout" svg:width="1cm" svg:height="1cm" svg:x="14.075cm" svg:y="3cm">
          <text:p text:style-name="P1">n3</text:p>
        </draw:rect>
        <draw:connector draw:style-name="gr2" draw:text-style-name="P2" draw:layer="layout" draw:type="curve" svg:x1="8.575cm" svg:y1="3cm" svg:x2="11.575cm" svg:y2="3cm" draw:start-shape="id1" draw:start-glue-point="0" draw:end-shape="id2" draw:end-glue-point="0" svg:d="m8575 3000c0-751 3000-751 3000 0">
          <text:p text:style-name="P1"><text:span text:style-name="T1">n1.prev</text:span></text:p>
        </draw:connector>
        <draw:connector draw:style-name="gr3" draw:text-style-name="P1" draw:layer="layout" draw:type="curve" svg:x1="11.575cm" svg:y1="3cm" svg:x2="14.575cm" svg:y2="3cm" draw:start-shape="id2" draw:start-glue-point="0" draw:end-shape="id3" draw:end-glue-point="0" svg:d="m11575 3000c0-751 3000-751 3000 0">
          <text:p/>
        </draw:connector>
        <draw:connector draw:style-name="gr3" draw:text-style-name="P1" draw:layer="layout" draw:type="curve" svg:x1="14.575cm" svg:y1="4cm" svg:x2="11.575cm" svg:y2="4cm" draw:start-shape="id3" draw:start-glue-point="2" draw:end-shape="id2" draw:end-glue-point="2" svg:d="m14575 4000c0 751-3000 751-3000 0">
          <text:p/>
        </draw:connector>
        <draw:connector draw:style-name="gr3" draw:text-style-name="P1" draw:layer="layout" draw:type="curve" svg:x1="11.575cm" svg:y1="4cm" svg:x2="8.575cm" svg:y2="4cm" draw:start-shape="id2" draw:end-shape="id1" draw:end-glue-point="2" svg:d="m11575 4000c0 751-3000 751-3000 0">
          <text:p/>
        </draw:connector>
        <draw:rect draw:style-name="gr4" draw:text-style-name="P1" xml:id="id5" draw:id="id5" draw:layer="layout" svg:width="1cm" svg:height="1cm" svg:x="17.075cm" svg:y="3cm">
          <text:p text:style-name="P1">0</text:p>
        </draw:rect>
        <draw:rect draw:style-name="gr4" draw:text-style-name="P1" xml:id="id4" draw:id="id4" draw:layer="layout" svg:width="1cm" svg:height="1cm" svg:x="5.075cm" svg:y="3cm">
          <text:p text:style-name="P1">0</text:p>
        </draw:rect>
        <draw:connector draw:style-name="gr2" draw:text-style-name="P2" draw:layer="layout" draw:type="curve" svg:x1="8.575cm" svg:y1="4cm" svg:x2="5.575cm" svg:y2="4cm" draw:start-shape="id1" draw:start-glue-point="2" draw:end-shape="id4" draw:end-glue-point="2" svg:d="m8575 4000c0 751-3000 751-3000 0">
          <text:p text:style-name="P1"><text:span text:style-name="T1">n1.next</text:span></text:p>
        </draw:connector>
        <draw:connector draw:style-name="gr3" draw:text-style-name="P1" draw:layer="layout" draw:type="curve" svg:x1="14.575cm" svg:y1="3cm" svg:x2="17.575cm" svg:y2="3cm" draw:start-shape="id3" draw:start-glue-point="0" draw:end-shape="id5" draw:end-glue-point="0" svg:d="m14575 3000c0-751 3000-751 3000 0">
          <text:p/>
        </draw:connector>
        <draw:custom-shape draw:style-name="gr5" draw:text-style-name="P3" draw:layer="layout" svg:width="2.5cm" svg:height="1cm" draw:transform="rotate (1.5707963267946) translate (8.075cm 7cm)">
          <text:p text:style-name="P3">hea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5cm" svg:height="1cm" draw:transform="rotate (1.5707963267946) translate (14.075cm 7cm)">
          <text:p text:style-name="P3">tai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18.536cm" svg:height="0.713cm" svg:x="1cm" svg:y="7.258cm">
          <draw:text-box>
            <text:p><text:span text:style-name="T2">DoublyLinkedListNode * node = new DoublyLinkedListNode(value, </text:span><text:span text:style-name="T3">head</text:span><text:span text:style-name="T2">, </text:span><text:span text:style-name="T4">0</text:span><text:span text:style-name="T2">);</text:span></text:p>
          </draw:text-box>
        </draw:frame>
        <draw:rect draw:style-name="gr1" draw:text-style-name="P1" xml:id="id6" draw:id="id6" draw:layer="layout" svg:width="1cm" svg:height="1cm" svg:x="9.036cm" svg:y="9.971cm">
          <text:p text:style-name="P1">n1</text:p>
        </draw:rect>
        <draw:rect draw:style-name="gr1" draw:text-style-name="P1" xml:id="id7" draw:id="id7" draw:layer="layout" svg:width="1cm" svg:height="1cm" svg:x="12.036cm" svg:y="9.971cm">
          <text:p text:style-name="P1">n2</text:p>
        </draw:rect>
        <draw:rect draw:style-name="gr1" draw:text-style-name="P1" xml:id="id8" draw:id="id8" draw:layer="layout" svg:width="1cm" svg:height="1cm" svg:x="15.036cm" svg:y="9.971cm">
          <text:p text:style-name="P1">n3</text:p>
        </draw:rect>
        <draw:connector draw:style-name="gr3" draw:text-style-name="P1" draw:layer="layout" draw:type="curve" svg:x1="9.536cm" svg:y1="9.971cm" svg:x2="12.536cm" svg:y2="9.971cm" draw:start-shape="id6" draw:start-glue-point="0" draw:end-shape="id7" draw:end-glue-point="0" svg:d="m9536 9971c0-751 3000-751 3000 0">
          <text:p/>
        </draw:connector>
        <draw:connector draw:style-name="gr3" draw:text-style-name="P1" draw:layer="layout" draw:type="curve" svg:x1="12.536cm" svg:y1="9.971cm" svg:x2="15.536cm" svg:y2="9.971cm" draw:start-shape="id7" draw:start-glue-point="0" draw:end-shape="id8" draw:end-glue-point="0" svg:d="m12536 9971c0-751 3000-751 3000 0">
          <text:p/>
        </draw:connector>
        <draw:connector draw:style-name="gr3" draw:text-style-name="P1" draw:layer="layout" draw:type="curve" svg:x1="15.536cm" svg:y1="10.971cm" svg:x2="12.536cm" svg:y2="10.971cm" draw:start-shape="id8" draw:start-glue-point="2" draw:end-shape="id7" draw:end-glue-point="2" svg:d="m15536 10971c0 751-3000 751-3000 0">
          <text:p/>
        </draw:connector>
        <draw:connector draw:style-name="gr3" draw:text-style-name="P1" draw:layer="layout" draw:type="curve" svg:x1="12.536cm" svg:y1="10.971cm" svg:x2="9.536cm" svg:y2="10.971cm" draw:start-shape="id7" draw:end-shape="id6" draw:end-glue-point="2" svg:d="m12536 10971c0 751-3000 751-3000 0">
          <text:p/>
        </draw:connector>
        <draw:rect draw:style-name="gr4" draw:text-style-name="P1" xml:id="id10" draw:id="id10" draw:layer="layout" svg:width="1cm" svg:height="1cm" svg:x="18.036cm" svg:y="9.971cm">
          <text:p text:style-name="P1">0</text:p>
        </draw:rect>
        <draw:rect draw:style-name="gr4" draw:text-style-name="P1" xml:id="id9" draw:id="id9" draw:layer="layout" svg:width="1cm" svg:height="1cm" svg:x="6.036cm" svg:y="9.971cm">
          <text:p text:style-name="P1">0</text:p>
        </draw:rect>
        <draw:connector draw:style-name="gr3" draw:text-style-name="P1" draw:layer="layout" draw:type="curve" svg:x1="9.536cm" svg:y1="10.971cm" svg:x2="6.536cm" svg:y2="10.971cm" draw:start-shape="id6" draw:start-glue-point="2" draw:end-shape="id9" draw:end-glue-point="2" svg:d="m9536 10971c0 751-3000 751-3000 0">
          <text:p/>
        </draw:connector>
        <draw:connector draw:style-name="gr3" draw:text-style-name="P1" draw:layer="layout" draw:type="curve" svg:x1="15.536cm" svg:y1="9.971cm" svg:x2="18.536cm" svg:y2="9.971cm" draw:start-shape="id8" draw:start-glue-point="0" draw:end-shape="id10" draw:end-glue-point="0" svg:d="m15536 9971c0-751 3000-751 3000 0">
          <text:p/>
        </draw:connector>
        <draw:custom-shape draw:style-name="gr5" draw:text-style-name="P3" draw:layer="layout" svg:width="2.5cm" svg:height="1cm" draw:transform="rotate (1.5707963267946) translate (9.075cm 14cm)">
          <text:p text:style-name="P3">hea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5cm" svg:height="1cm" draw:transform="rotate (1.5707963267946) translate (15.075cm 14cm)">
          <text:p text:style-name="P3">tai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" draw:text-style-name="P1" xml:id="id12" draw:id="id12" draw:layer="layout" svg:width="1cm" svg:height="1cm" svg:x="1.036cm" svg:y="9.971cm">
          <text:p text:style-name="P1">0</text:p>
        </draw:rect>
        <draw:connector draw:style-name="gr7" draw:text-style-name="P1" draw:layer="layout" draw:type="curve" svg:x1="4.036cm" svg:y1="8.971cm" svg:x2="9.536cm" svg:y2="9.971cm" draw:start-shape="id11" draw:start-glue-point="0" draw:end-shape="id6" draw:end-glue-point="0" svg:d="m4036 8971c0-751 5500-1251 5500 1000">
          <text:p/>
        </draw:connector>
        <draw:connector draw:style-name="gr8" draw:text-style-name="P1" draw:layer="layout" draw:type="curve" svg:x1="4.036cm" svg:y1="9.971cm" svg:x2="1.536cm" svg:y2="10.971cm" draw:start-shape="id11" draw:start-glue-point="2" draw:end-shape="id12" draw:end-glue-point="2" svg:d="m4036 9971c0 2251-2500 1751-2500 1000">
          <text:p/>
        </draw:connector>
        <draw:rect draw:style-name="gr1" draw:text-style-name="P1" xml:id="id18" draw:id="id18" draw:layer="layout" svg:width="2cm" svg:height="1cm" svg:x="3.111cm" svg:y="16.973cm">
          <text:p text:style-name="P1">nodeX</text:p>
        </draw:rect>
        <draw:frame draw:style-name="gr6" draw:text-style-name="P4" draw:layer="layout" svg:width="9.646cm" svg:height="0.713cm" svg:x="1.075cm" svg:y="15.26cm">
          <draw:text-box>
            <text:p><text:span text:style-name="T2">if (head!=0) {</text:span><text:span text:style-name="T5">head-&gt;set_next(node)</text:span><text:span text:style-name="T2">;}</text:span></text:p>
          </draw:text-box>
        </draw:frame>
        <draw:rect draw:style-name="gr1" draw:text-style-name="P1" xml:id="id13" draw:id="id13" draw:layer="layout" svg:width="1cm" svg:height="1cm" svg:x="9.111cm" svg:y="17.973cm">
          <text:p text:style-name="P1">n1</text:p>
        </draw:rect>
        <draw:rect draw:style-name="gr1" draw:text-style-name="P1" xml:id="id14" draw:id="id14" draw:layer="layout" svg:width="1cm" svg:height="1cm" svg:x="12.111cm" svg:y="17.973cm">
          <text:p text:style-name="P1">n2</text:p>
        </draw:rect>
        <draw:rect draw:style-name="gr1" draw:text-style-name="P1" xml:id="id15" draw:id="id15" draw:layer="layout" svg:width="1cm" svg:height="1cm" svg:x="15.111cm" svg:y="17.973cm">
          <text:p text:style-name="P1">n3</text:p>
        </draw:rect>
        <draw:connector draw:style-name="gr3" draw:text-style-name="P1" draw:layer="layout" draw:type="curve" svg:x1="9.611cm" svg:y1="17.973cm" svg:x2="12.611cm" svg:y2="17.973cm" draw:start-shape="id13" draw:start-glue-point="0" draw:end-shape="id14" draw:end-glue-point="0" svg:d="m9611 17973c0-751 3000-751 3000 0">
          <text:p/>
        </draw:connector>
        <draw:connector draw:style-name="gr3" draw:text-style-name="P1" draw:layer="layout" draw:type="curve" svg:x1="12.611cm" svg:y1="17.973cm" svg:x2="15.611cm" svg:y2="17.973cm" draw:start-shape="id14" draw:start-glue-point="0" draw:end-shape="id15" draw:end-glue-point="0" svg:d="m12611 17973c0-751 3000-751 3000 0">
          <text:p/>
        </draw:connector>
        <draw:connector draw:style-name="gr3" draw:text-style-name="P1" draw:layer="layout" draw:type="curve" svg:x1="15.611cm" svg:y1="18.973cm" svg:x2="12.611cm" svg:y2="18.973cm" draw:start-shape="id15" draw:start-glue-point="2" draw:end-shape="id14" draw:end-glue-point="2" svg:d="m15611 18973c0 751-3000 751-3000 0">
          <text:p/>
        </draw:connector>
        <draw:connector draw:style-name="gr3" draw:text-style-name="P1" draw:layer="layout" draw:type="curve" svg:x1="12.611cm" svg:y1="18.973cm" svg:x2="9.611cm" svg:y2="18.973cm" draw:start-shape="id14" draw:end-shape="id13" draw:end-glue-point="2" svg:d="m12611 18973c0 751-3000 751-3000 0">
          <text:p/>
        </draw:connector>
        <draw:rect draw:style-name="gr4" draw:text-style-name="P1" xml:id="id17" draw:id="id17" draw:layer="layout" svg:width="1cm" svg:height="1cm" svg:x="18.111cm" svg:y="17.973cm">
          <text:p text:style-name="P1">0</text:p>
        </draw:rect>
        <draw:rect draw:style-name="gr9" draw:text-style-name="P1" xml:id="id16" draw:id="id16" draw:layer="layout" svg:width="1cm" svg:height="1cm" svg:x="6.111cm" svg:y="17.973cm">
          <text:p text:style-name="P1">0</text:p>
        </draw:rect>
        <draw:connector draw:style-name="gr10" draw:text-style-name="P1" draw:layer="layout" draw:type="curve" svg:x1="9.611cm" svg:y1="18.973cm" svg:x2="6.611cm" svg:y2="18.973cm" draw:start-shape="id13" draw:start-glue-point="2" draw:end-shape="id16" draw:end-glue-point="2" svg:d="m9611 18973c0 751-3000 751-3000 0">
          <text:p/>
        </draw:connector>
        <draw:connector draw:style-name="gr3" draw:text-style-name="P1" draw:layer="layout" draw:type="curve" svg:x1="15.611cm" svg:y1="17.973cm" svg:x2="18.611cm" svg:y2="17.973cm" draw:start-shape="id15" draw:start-glue-point="0" draw:end-shape="id17" draw:end-glue-point="0" svg:d="m15611 17973c0-751 3000-751 3000 0">
          <text:p/>
        </draw:connector>
        <draw:custom-shape draw:style-name="gr5" draw:text-style-name="P3" draw:layer="layout" svg:width="2.5cm" svg:height="1cm" draw:transform="rotate (1.5707963267946) translate (9.075cm 22cm)">
          <text:p text:style-name="P3">hea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5cm" svg:height="1cm" draw:transform="rotate (1.5707963267946) translate (15.075cm 22cm)">
          <text:p text:style-name="P3">tai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" draw:text-style-name="P1" xml:id="id19" draw:id="id19" draw:layer="layout" svg:width="1cm" svg:height="1cm" svg:x="1.111cm" svg:y="17.973cm">
          <text:p text:style-name="P1">0</text:p>
        </draw:rect>
        <draw:connector draw:style-name="gr11" draw:text-style-name="P1" draw:layer="layout" draw:type="curve" svg:x1="4.111cm" svg:y1="16.973cm" svg:x2="9.611cm" svg:y2="17.973cm" draw:start-shape="id18" draw:start-glue-point="0" draw:end-shape="id13" draw:end-glue-point="0" svg:d="m4111 16973c0-751 5500-1251 5500 1000">
          <text:p/>
        </draw:connector>
        <draw:connector draw:style-name="gr11" draw:text-style-name="P1" draw:layer="layout" draw:type="curve" svg:x1="4.111cm" svg:y1="17.973cm" svg:x2="1.611cm" svg:y2="18.973cm" draw:start-shape="id18" draw:start-glue-point="2" draw:end-shape="id19" draw:end-glue-point="2" svg:d="m4111 17973c0 2251-2500 1751-2500 1000">
          <text:p/>
        </draw:connector>
        <draw:connector draw:style-name="gr12" draw:text-style-name="P2" draw:layer="layout" draw:type="curve" draw:line-skew="0.499cm" svg:x1="9.611cm" svg:y1="18.973cm" svg:x2="4.111cm" svg:y2="17.973cm" draw:start-shape="id13" draw:start-glue-point="2" draw:end-shape="id18" draw:end-glue-point="2" svg:d="m9611 18973c0 1500-5500 2000-5500-1000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n1.next = nodeX</text:span></text:p>
        </draw:connector>
        <draw:rect draw:style-name="gr1" draw:text-style-name="P1" xml:id="id24" draw:id="id24" draw:layer="layout" svg:width="2cm" svg:height="1cm" svg:x="5.241cm" svg:y="25cm">
          <text:p text:style-name="P1">nodeX</text:p>
        </draw:rect>
        <draw:frame draw:style-name="gr6" draw:text-style-name="P4" draw:layer="layout" svg:width="3.55cm" svg:height="1.637cm" svg:x="1.039cm" svg:y="23.5cm">
          <draw:text-box>
            <text:p><text:span text:style-name="T2">head = node;</text:span></text:p>
            <text:p><text:span text:style-name="T2">//node=0;</text:span></text:p>
            <text:p><text:span text:style-name="T2">}</text:span></text:p>
          </draw:text-box>
        </draw:frame>
        <draw:rect draw:style-name="gr1" draw:text-style-name="P1" xml:id="id20" draw:id="id20" draw:layer="layout" svg:width="1cm" svg:height="1cm" svg:x="9.241cm" svg:y="25cm">
          <text:p text:style-name="P1">n1</text:p>
        </draw:rect>
        <draw:rect draw:style-name="gr1" draw:text-style-name="P1" xml:id="id21" draw:id="id21" draw:layer="layout" svg:width="1cm" svg:height="1cm" svg:x="12.075cm" svg:y="25.063cm">
          <text:p text:style-name="P1">n2</text:p>
        </draw:rect>
        <draw:rect draw:style-name="gr1" draw:text-style-name="P1" xml:id="id22" draw:id="id22" draw:layer="layout" svg:width="1cm" svg:height="1cm" svg:x="15.075cm" svg:y="25.063cm">
          <text:p text:style-name="P1">n3</text:p>
        </draw:rect>
        <draw:connector draw:style-name="gr3" draw:text-style-name="P1" draw:layer="layout" draw:type="curve" svg:x1="9.741cm" svg:y1="25cm" svg:x2="12.575cm" svg:y2="25.063cm" draw:start-shape="id20" draw:start-glue-point="0" draw:end-shape="id21" draw:end-glue-point="0" svg:d="m9741 25000c0-751 2834-783 2834 63">
          <text:p/>
        </draw:connector>
        <draw:connector draw:style-name="gr3" draw:text-style-name="P1" draw:layer="layout" draw:type="curve" svg:x1="12.575cm" svg:y1="25.063cm" svg:x2="15.575cm" svg:y2="25.063cm" draw:start-shape="id21" draw:start-glue-point="0" draw:end-shape="id22" draw:end-glue-point="0" svg:d="m12575 25063c0-751 3000-751 3000 0">
          <text:p/>
        </draw:connector>
        <draw:connector draw:style-name="gr3" draw:text-style-name="P1" draw:layer="layout" draw:type="curve" svg:x1="15.575cm" svg:y1="26.063cm" svg:x2="12.575cm" svg:y2="26.063cm" draw:start-shape="id22" draw:start-glue-point="2" draw:end-shape="id21" draw:end-glue-point="2" svg:d="m15575 26063c0 751-3000 751-3000 0">
          <text:p/>
        </draw:connector>
        <draw:connector draw:style-name="gr3" draw:text-style-name="P1" draw:layer="layout" draw:type="curve" svg:x1="12.575cm" svg:y1="26.063cm" svg:x2="9.741cm" svg:y2="26cm" draw:start-shape="id21" draw:end-shape="id20" draw:end-glue-point="2" svg:d="m12575 26063c0 751-2834 783-2834-63">
          <text:p/>
        </draw:connector>
        <draw:rect draw:style-name="gr4" draw:text-style-name="P1" xml:id="id23" draw:id="id23" draw:layer="layout" svg:width="1cm" svg:height="1cm" svg:x="18.075cm" svg:y="25.063cm">
          <text:p text:style-name="P1">0</text:p>
        </draw:rect>
        <draw:connector draw:style-name="gr3" draw:text-style-name="P1" draw:layer="layout" draw:type="curve" svg:x1="15.575cm" svg:y1="25.063cm" svg:x2="18.575cm" svg:y2="25.063cm" draw:start-shape="id22" draw:start-glue-point="0" draw:end-shape="id23" draw:end-glue-point="0" svg:d="m15575 25063c0-751 3000-751 3000 0">
          <text:p/>
        </draw:connector>
        <draw:custom-shape draw:style-name="gr5" draw:text-style-name="P3" draw:layer="layout" svg:width="2.5cm" svg:height="1cm" draw:transform="rotate (1.5707963267946) translate (6.241cm 29cm)">
          <text:p text:style-name="P3">hea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5cm" svg:height="1cm" draw:transform="rotate (1.5707963267946) translate (15.075cm 29.166cm)">
          <text:p text:style-name="P3">tai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" draw:text-style-name="P1" xml:id="id25" draw:id="id25" draw:layer="layout" svg:width="1cm" svg:height="1cm" svg:x="2.075cm" svg:y="25cm">
          <text:p text:style-name="P1">0</text:p>
        </draw:rect>
        <draw:connector draw:style-name="gr11" draw:text-style-name="P1" draw:layer="layout" draw:type="curve" svg:x1="6.241cm" svg:y1="25cm" svg:x2="9.741cm" svg:y2="25cm" draw:start-shape="id24" draw:start-glue-point="0" draw:end-shape="id20" draw:end-glue-point="0" svg:d="m6241 25000c0-751 3500-751 3500 0">
          <text:p/>
        </draw:connector>
        <draw:connector draw:style-name="gr11" draw:text-style-name="P1" draw:layer="layout" draw:type="curve" svg:x1="6.241cm" svg:y1="26cm" svg:x2="2.575cm" svg:y2="26cm" draw:start-shape="id24" draw:start-glue-point="2" draw:end-shape="id25" draw:end-glue-point="2" svg:d="m6241 26000c0 751-3666 751-3666 0">
          <text:p/>
        </draw:connector>
        <draw:connector draw:style-name="gr13" draw:text-style-name="P3" draw:layer="layout" draw:type="curve" draw:line-skew="0.499cm" svg:x1="9.741cm" svg:y1="26cm" svg:x2="6.241cm" svg:y2="26cm" draw:start-shape="id20" draw:start-glue-point="2" draw:end-shape="id24" draw:end-glue-point="2" svg:d="m9741 26000c0 1500-3500 1500-3500 0">
          <text:p/>
        </draw:connector>
        <draw:custom-shape draw:style-name="gr5" draw:text-style-name="P3" draw:layer="layout" svg:width="2.5cm" svg:height="1cm" draw:transform="rotate (1.5707963267946) translate (3.575cm 14cm)">
          <text:p text:style-name="P3">nod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5cm" svg:height="1cm" draw:transform="rotate (1.5707963267946) translate (3.575cm 22cm)">
          <text:p text:style-name="P3">nod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2.5cm" svg:height="1cm" draw:transform="rotate (1.5707963267946) translate (5.241cm 29cm)">
          <text:p text:style-name="P3">nod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draw:layer="layout" svg:width="2.5cm" svg:height="1cm" draw:transform="rotate (1.5707963267946) translate (9.241cm 29cm)">
          <text:p text:style-name="P3">hea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1.334cm" svg:height="1.334cm" draw:transform="rotate (-0.785398163398487) translate (8.132cm 18.61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37.9310344827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334cm" svg:height="1.334cm" draw:transform="rotate (-0.785398163398487) translate (5.798cm 27.11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37.9310344827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4" draw:layer="layout" svg:width="6.09cm" svg:height="0.713cm" svg:x="1cm" svg:y="1.333cm">
          <draw:text-box>
            <text:p><text:span text:style-name="T2">{ //situation at start</text:span></text:p>
          </draw:text-box>
        </draw:frame>
        <draw:frame draw:style-name="gr6" draw:text-style-name="P6" draw:layer="layout" svg:width="14.43cm" svg:height="0.793cm" svg:x="1cm" svg:y="0.5cm">
          <draw:text-box>
            <text:p text:style-name="P5"><text:span text:style-name="T6">void DoublyLinkedList::push_front(double value)</text:span></text:p>
          </draw:text-box>
        </draw:frame>
      </draw:page>
      <draw:page draw:name="page2" draw:style-name="dp1" draw:master-page-name="Standard">
        <draw:rect draw:style-name="gr1" draw:text-style-name="P1" xml:id="id26" draw:id="id26" draw:layer="layout" svg:width="1cm" svg:height="1cm" svg:x="8cm" svg:y="4.001cm">
          <text:p text:style-name="P1">n1</text:p>
        </draw:rect>
        <draw:rect draw:style-name="gr1" draw:text-style-name="P1" xml:id="id27" draw:id="id27" draw:layer="layout" svg:width="1cm" svg:height="1cm" svg:x="11cm" svg:y="4.001cm">
          <text:p text:style-name="P1">n2</text:p>
        </draw:rect>
        <draw:rect draw:style-name="gr1" draw:text-style-name="P1" xml:id="id28" draw:id="id28" draw:layer="layout" svg:width="1cm" svg:height="1cm" svg:x="14cm" svg:y="4.001cm">
          <text:p text:style-name="P1">n3</text:p>
        </draw:rect>
        <draw:connector draw:style-name="gr2" draw:text-style-name="P2" draw:layer="layout" draw:type="curve" svg:x1="8.5cm" svg:y1="4.001cm" svg:x2="11.5cm" svg:y2="4.001cm" draw:start-shape="id26" draw:start-glue-point="0" draw:end-shape="id27" draw:end-glue-point="0" svg:d="m8500 4001c0-751 3000-751 3000 0">
          <text:p/>
        </draw:connector>
        <draw:connector draw:style-name="gr3" draw:text-style-name="P1" draw:layer="layout" draw:type="curve" svg:x1="11.5cm" svg:y1="4.001cm" svg:x2="14.5cm" svg:y2="4.001cm" draw:start-shape="id27" draw:start-glue-point="0" draw:end-shape="id28" draw:end-glue-point="0" svg:d="m11500 4001c0-751 3000-751 3000 0">
          <text:p/>
        </draw:connector>
        <draw:connector draw:style-name="gr2" draw:text-style-name="P1" draw:layer="layout" draw:type="curve" svg:x1="14.5cm" svg:y1="5.001cm" svg:x2="11.5cm" svg:y2="5.001cm" draw:start-shape="id28" draw:start-glue-point="2" draw:end-shape="id27" draw:end-glue-point="2" svg:d="m14500 5001c0 751-3000 751-3000 0">
          <text:p text:style-name="P1"><text:span text:style-name="T1">n3.next</text:span></text:p>
        </draw:connector>
        <draw:connector draw:style-name="gr3" draw:text-style-name="P1" draw:layer="layout" draw:type="curve" svg:x1="11.5cm" svg:y1="5.001cm" svg:x2="8.5cm" svg:y2="5.001cm" draw:start-shape="id27" draw:end-shape="id26" draw:end-glue-point="2" svg:d="m11500 5001c0 751-3000 751-3000 0">
          <text:p/>
        </draw:connector>
        <draw:rect draw:style-name="gr4" draw:text-style-name="P1" xml:id="id30" draw:id="id30" draw:layer="layout" svg:width="1cm" svg:height="1cm" svg:x="17cm" svg:y="4.001cm">
          <text:p text:style-name="P1">0</text:p>
        </draw:rect>
        <draw:rect draw:style-name="gr4" draw:text-style-name="P1" xml:id="id29" draw:id="id29" draw:layer="layout" svg:width="1cm" svg:height="1cm" svg:x="5cm" svg:y="4.001cm">
          <text:p text:style-name="P1">0</text:p>
        </draw:rect>
        <draw:connector draw:style-name="gr2" draw:text-style-name="P2" draw:layer="layout" draw:type="curve" svg:x1="8.5cm" svg:y1="5.001cm" svg:x2="5.5cm" svg:y2="5.001cm" draw:start-shape="id26" draw:start-glue-point="2" draw:end-shape="id29" draw:end-glue-point="2" svg:d="m8500 5001c0 751-3000 751-3000 0">
          <text:p/>
        </draw:connector>
        <draw:connector draw:style-name="gr2" draw:text-style-name="P1" draw:layer="layout" draw:type="curve" svg:x1="14.5cm" svg:y1="4.001cm" svg:x2="17.5cm" svg:y2="4.001cm" draw:start-shape="id28" draw:start-glue-point="0" draw:end-shape="id30" draw:end-glue-point="0" svg:d="m14500 4001c0-751 3000-751 3000 0">
          <text:p text:style-name="P1"><text:span text:style-name="T1">n3.prev</text:span></text:p>
        </draw:connector>
        <draw:custom-shape draw:style-name="gr5" draw:text-style-name="P3" draw:layer="layout" svg:width="2.5cm" svg:height="1cm" draw:transform="rotate (1.5707963267946) translate (8cm 8.001cm)">
          <text:p text:style-name="P3">hea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5cm" svg:height="1cm" draw:transform="rotate (1.5707963267946) translate (13.5cm 8cm)">
          <text:p text:style-name="P3">tai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xml:id="id31" draw:id="id31" draw:layer="layout" svg:width="1cm" svg:height="1cm" svg:x="8cm" svg:y="11cm">
          <text:p text:style-name="P1">n1</text:p>
        </draw:rect>
        <draw:rect draw:style-name="gr1" draw:text-style-name="P1" xml:id="id32" draw:id="id32" draw:layer="layout" svg:width="1cm" svg:height="1cm" svg:x="11cm" svg:y="11cm">
          <text:p text:style-name="P1">n2</text:p>
        </draw:rect>
        <draw:rect draw:style-name="gr1" draw:text-style-name="P1" xml:id="id33" draw:id="id33" draw:layer="layout" svg:width="1cm" svg:height="1cm" svg:x="14cm" svg:y="11cm">
          <text:p text:style-name="P1">n3</text:p>
        </draw:rect>
        <draw:connector draw:style-name="gr2" draw:text-style-name="P2" draw:layer="layout" draw:type="curve" svg:x1="8.5cm" svg:y1="11cm" svg:x2="11.5cm" svg:y2="11cm" draw:start-shape="id31" draw:start-glue-point="0" draw:end-shape="id32" draw:end-glue-point="0" svg:d="m8500 11000c0-751 3000-751 3000 0">
          <text:p/>
        </draw:connector>
        <draw:connector draw:style-name="gr3" draw:text-style-name="P1" draw:layer="layout" draw:type="curve" svg:x1="11.5cm" svg:y1="11cm" svg:x2="14.5cm" svg:y2="11cm" draw:start-shape="id32" draw:start-glue-point="0" draw:end-shape="id33" draw:end-glue-point="0" svg:d="m11500 11000c0-751 3000-751 3000 0">
          <text:p/>
        </draw:connector>
        <draw:connector draw:style-name="gr2" draw:text-style-name="P1" draw:layer="layout" draw:type="curve" svg:x1="14.5cm" svg:y1="12cm" svg:x2="11.5cm" svg:y2="12cm" draw:start-shape="id33" draw:start-glue-point="2" draw:end-shape="id32" draw:end-glue-point="2" svg:d="m14500 12000c0 751-3000 751-3000 0">
          <text:p text:style-name="P1"><text:span text:style-name="T1">n3.next</text:span></text:p>
        </draw:connector>
        <draw:connector draw:style-name="gr3" draw:text-style-name="P1" draw:layer="layout" draw:type="curve" svg:x1="11.5cm" svg:y1="12cm" svg:x2="8.5cm" svg:y2="12cm" draw:start-shape="id32" draw:end-shape="id31" draw:end-glue-point="2" svg:d="m11500 12000c0 751-3000 751-3000 0">
          <text:p/>
        </draw:connector>
        <draw:rect draw:style-name="gr4" draw:text-style-name="P1" xml:id="id35" draw:id="id35" draw:layer="layout" svg:width="1cm" svg:height="1cm" svg:x="17cm" svg:y="11cm">
          <text:p text:style-name="P1">0</text:p>
        </draw:rect>
        <draw:rect draw:style-name="gr4" draw:text-style-name="P1" xml:id="id34" draw:id="id34" draw:layer="layout" svg:width="1cm" svg:height="1cm" svg:x="5cm" svg:y="11cm">
          <text:p text:style-name="P1">0</text:p>
        </draw:rect>
        <draw:connector draw:style-name="gr2" draw:text-style-name="P2" draw:layer="layout" draw:type="curve" svg:x1="8.5cm" svg:y1="12cm" svg:x2="5.5cm" svg:y2="12cm" draw:start-shape="id31" draw:start-glue-point="2" draw:end-shape="id34" draw:end-glue-point="2" svg:d="m8500 12000c0 751-3000 751-3000 0">
          <text:p/>
        </draw:connector>
        <draw:connector draw:style-name="gr2" draw:text-style-name="P1" draw:layer="layout" draw:type="curve" svg:x1="14.5cm" svg:y1="11cm" svg:x2="17.5cm" svg:y2="11cm" draw:start-shape="id33" draw:start-glue-point="0" draw:end-shape="id35" draw:end-glue-point="0" svg:d="m14500 11000c0-751 3000-751 3000 0">
          <text:p text:style-name="P1"><text:span text:style-name="T1">n3.prev</text:span></text:p>
        </draw:connector>
        <draw:custom-shape draw:style-name="gr5" draw:text-style-name="P3" draw:layer="layout" svg:width="2.5cm" svg:height="1cm" draw:transform="rotate (1.5707963267946) translate (8cm 15cm)">
          <text:p text:style-name="P3">hea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draw:layer="layout" svg:width="2.5cm" svg:height="1cm" draw:transform="rotate (1.5707963267946) translate (13.666cm 15cm)">
          <text:p text:style-name="P3">tai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5cm" svg:height="1cm" draw:transform="rotate (1.5707963267946) translate (11cm 15cm)">
          <text:p text:style-name="P3">tai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5cm" svg:height="1cm" draw:transform="rotate (1.5707963267946) translate (14.5cm 8cm)">
          <text:p text:style-name="P3">nod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5cm" svg:height="1cm" draw:transform="rotate (1.5707963267946) translate (14.5cm 15cm)">
          <text:p text:style-name="P3">nod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1" draw:text-style-name="P1" xml:id="id36" draw:id="id36" draw:layer="layout" svg:width="1cm" svg:height="1cm" svg:x="8cm" svg:y="25cm">
          <text:p text:style-name="P1">n1</text:p>
        </draw:rect>
        <draw:rect draw:style-name="gr1" draw:text-style-name="P1" xml:id="id37" draw:id="id37" draw:layer="layout" svg:width="1cm" svg:height="1cm" svg:x="11cm" svg:y="25cm">
          <text:p text:style-name="P1">n2</text:p>
        </draw:rect>
        <draw:rect draw:style-name="gr17" draw:text-style-name="P1" xml:id="id39" draw:id="id39" draw:layer="layout" svg:width="1cm" svg:height="1cm" svg:x="14cm" svg:y="25cm">
          <text:p text:style-name="P1">n3</text:p>
        </draw:rect>
        <draw:connector draw:style-name="gr2" draw:text-style-name="P2" draw:layer="layout" draw:type="curve" svg:x1="8.5cm" svg:y1="25cm" svg:x2="11.5cm" svg:y2="25cm" draw:start-shape="id36" draw:start-glue-point="0" draw:end-shape="id37" draw:end-glue-point="0" svg:d="m8500 25000c0-751 3000-751 3000 0">
          <text:p/>
        </draw:connector>
        <draw:connector draw:style-name="gr3" draw:text-style-name="P1" draw:layer="layout" draw:type="curve" draw:line-skew="-0.416cm" svg:x1="11.5cm" svg:y1="25cm" svg:x2="17.5cm" svg:y2="25cm" draw:start-shape="id37" draw:start-glue-point="0" draw:end-shape="id38" draw:end-glue-point="0" svg:d="m11500 25000c0-1375 6000-1375 6000 0">
          <text:p/>
        </draw:connector>
        <draw:connector draw:style-name="gr18" draw:text-style-name="P1" draw:layer="layout" draw:type="curve" svg:x1="14.5cm" svg:y1="26cm" svg:x2="11.5cm" svg:y2="26cm" draw:start-shape="id39" draw:start-glue-point="2" draw:end-shape="id37" draw:end-glue-point="2" svg:d="m14500 26000c0 751-3000 751-3000 0">
          <text:p/>
        </draw:connector>
        <draw:connector draw:style-name="gr3" draw:text-style-name="P1" draw:layer="layout" draw:type="curve" svg:x1="11.5cm" svg:y1="26cm" svg:x2="8.5cm" svg:y2="26cm" draw:start-shape="id37" draw:end-shape="id36" draw:end-glue-point="2" svg:d="m11500 26000c0 751-3000 751-3000 0">
          <text:p/>
        </draw:connector>
        <draw:rect draw:style-name="gr4" draw:text-style-name="P1" xml:id="id38" draw:id="id38" draw:layer="layout" svg:width="1cm" svg:height="1cm" svg:x="17cm" svg:y="25cm">
          <text:p text:style-name="P1">0</text:p>
        </draw:rect>
        <draw:rect draw:style-name="gr4" draw:text-style-name="P1" xml:id="id40" draw:id="id40" draw:layer="layout" svg:width="1cm" svg:height="1cm" svg:x="5cm" svg:y="25cm">
          <text:p text:style-name="P1">0</text:p>
        </draw:rect>
        <draw:connector draw:style-name="gr2" draw:text-style-name="P2" draw:layer="layout" draw:type="curve" svg:x1="8.5cm" svg:y1="26cm" svg:x2="5.5cm" svg:y2="26cm" draw:start-shape="id36" draw:start-glue-point="2" draw:end-shape="id40" draw:end-glue-point="2" svg:d="m8500 26000c0 751-3000 751-3000 0">
          <text:p/>
        </draw:connector>
        <draw:connector draw:style-name="gr18" draw:text-style-name="P1" draw:layer="layout" draw:type="curve" svg:x1="14.5cm" svg:y1="25cm" svg:x2="17.5cm" svg:y2="25cm" draw:start-shape="id39" draw:start-glue-point="0" draw:end-shape="id38" draw:end-glue-point="0" svg:d="m14500 25000c0-751 3000-751 3000 0">
          <text:p/>
        </draw:connector>
        <draw:custom-shape draw:style-name="gr5" draw:text-style-name="P3" draw:layer="layout" svg:width="2.5cm" svg:height="1cm" draw:transform="rotate (1.5707963267946) translate (8cm 29cm)">
          <text:p text:style-name="P3">hea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5cm" svg:height="1cm" draw:transform="rotate (1.5707963267946) translate (11cm 29cm)">
          <text:p text:style-name="P3">tai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7" draw:layer="layout" svg:width="2.5cm" svg:height="1cm" draw:transform="rotate (1.5707963267946) translate (14cm 29cm)">
          <text:p text:style-name="P7"><text:span text:style-name="T7">nod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1.609cm" svg:height="1.609cm" draw:transform="rotate (-0.785398163398487) translate (14.528cm 24.39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37.9310344827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1.609cm" svg:height="1.609cm" draw:transform="rotate (-0.785398163398487) translate (14.471cm 26.72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937.9310344827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xml:id="id41" draw:id="id41" draw:layer="layout" svg:width="1cm" svg:height="1cm" svg:x="8cm" svg:y="18cm">
          <text:p text:style-name="P1">n1</text:p>
        </draw:rect>
        <draw:rect draw:style-name="gr1" draw:text-style-name="P1" xml:id="id42" draw:id="id42" draw:layer="layout" svg:width="1cm" svg:height="1cm" svg:x="11cm" svg:y="18cm">
          <text:p text:style-name="P1">n2</text:p>
        </draw:rect>
        <draw:rect draw:style-name="gr1" draw:text-style-name="P1" xml:id="id44" draw:id="id44" draw:layer="layout" svg:width="1cm" svg:height="1cm" svg:x="14cm" svg:y="17.999cm">
          <text:p text:style-name="P1">n3</text:p>
        </draw:rect>
        <draw:connector draw:style-name="gr2" draw:text-style-name="P2" draw:layer="layout" draw:type="curve" svg:x1="8.5cm" svg:y1="18cm" svg:x2="11.5cm" svg:y2="18cm" draw:start-shape="id41" draw:start-glue-point="0" draw:end-shape="id42" draw:end-glue-point="0" svg:d="m8500 18000c0-751 3000-751 3000 0">
          <text:p/>
        </draw:connector>
        <draw:connector draw:style-name="gr2" draw:text-style-name="P2" draw:layer="layout" draw:type="curve" draw:line-skew="-0.75cm" svg:x1="11.5cm" svg:y1="18cm" svg:x2="17.5cm" svg:y2="18cm" draw:start-shape="id42" draw:start-glue-point="0" draw:end-shape="id43" draw:end-glue-point="0" svg:d="m11500 18000c0-1876 6000-1876 6000 0">
          <text:p text:style-name="P1"><text:span text:style-name="T1">n2.prev = 0</text:span></text:p>
          <text:p text:style-name="P1"><text:span text:style-name="T1"/></text:p>
          <text:p text:style-name="P1"><text:span text:style-name="T1"/></text:p>
        </draw:connector>
        <draw:connector draw:style-name="gr2" draw:text-style-name="P1" draw:layer="layout" draw:type="curve" svg:x1="14.5cm" svg:y1="18.999cm" svg:x2="11.5cm" svg:y2="19cm" draw:start-shape="id44" draw:start-glue-point="2" draw:end-shape="id42" draw:end-glue-point="2" svg:d="m14500 18999c0 753-3000 752-3000 1">
          <text:p/>
        </draw:connector>
        <draw:connector draw:style-name="gr3" draw:text-style-name="P1" draw:layer="layout" draw:type="curve" svg:x1="11.5cm" svg:y1="19cm" svg:x2="8.5cm" svg:y2="19cm" draw:start-shape="id42" draw:end-shape="id41" draw:end-glue-point="2" svg:d="m11500 19000c0 751-3000 751-3000 0">
          <text:p/>
        </draw:connector>
        <draw:rect draw:style-name="gr4" draw:text-style-name="P1" xml:id="id43" draw:id="id43" draw:layer="layout" svg:width="1cm" svg:height="1cm" svg:x="17cm" svg:y="18cm">
          <text:p text:style-name="P1">0</text:p>
        </draw:rect>
        <draw:rect draw:style-name="gr4" draw:text-style-name="P1" xml:id="id45" draw:id="id45" draw:layer="layout" svg:width="1cm" svg:height="1cm" svg:x="5cm" svg:y="18cm">
          <text:p text:style-name="P1">0</text:p>
        </draw:rect>
        <draw:connector draw:style-name="gr2" draw:text-style-name="P2" draw:layer="layout" draw:type="curve" svg:x1="8.5cm" svg:y1="19cm" svg:x2="5.5cm" svg:y2="19cm" draw:start-shape="id41" draw:start-glue-point="2" draw:end-shape="id45" draw:end-glue-point="2" svg:d="m8500 19000c0 751-3000 751-3000 0">
          <text:p/>
        </draw:connector>
        <draw:connector draw:style-name="gr2" draw:text-style-name="P1" draw:layer="layout" draw:type="curve" svg:x1="14.5cm" svg:y1="17.999cm" svg:x2="17.5cm" svg:y2="18cm" draw:start-shape="id44" draw:start-glue-point="0" draw:end-shape="id43" draw:end-glue-point="0" svg:d="m14500 17999c0-751 3000-752 3000 1">
          <text:p/>
        </draw:connector>
        <draw:custom-shape draw:style-name="gr5" draw:text-style-name="P3" draw:layer="layout" svg:width="2.5cm" svg:height="1cm" draw:transform="rotate (1.5707963267946) translate (8cm 22cm)">
          <text:p text:style-name="P3">hea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5cm" svg:height="1cm" draw:transform="rotate (1.5707963267946) translate (11cm 22cm)">
          <text:p text:style-name="P3">tai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2.5cm" svg:height="1cm" draw:transform="rotate (1.5707963267946) translate (14cm 21.999cm)">
          <text:p text:style-name="P3">nod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9.646cm" svg:height="0.713cm" svg:x="0.925cm" svg:y="2.334cm">
          <draw:text-box>
            <text:p><text:span text:style-name="T2">{DoublyLinkedListNode * node = tail;</text:span></text:p>
          </draw:text-box>
        </draw:frame>
        <draw:frame draw:style-name="gr6" draw:text-style-name="P4" draw:layer="layout" svg:width="6.598cm" svg:height="0.713cm" svg:x="0.925cm" svg:y="9.166cm">
          <draw:text-box>
            <text:p><text:span text:style-name="T2">tail = tail-&gt;get_next();</text:span></text:p>
          </draw:text-box>
        </draw:frame>
        <draw:frame draw:style-name="gr6" draw:text-style-name="P4" draw:layer="layout" svg:width="5.074cm" svg:height="0.713cm" svg:x="0.925cm" svg:y="15.953cm">
          <draw:text-box>
            <text:p><text:span text:style-name="T2">tail-&gt;set_prev(0);</text:span></text:p>
          </draw:text-box>
        </draw:frame>
        <draw:frame draw:style-name="gr6" draw:text-style-name="P4" draw:layer="layout" svg:width="3.55cm" svg:height="1.637cm" svg:x="0.925cm" svg:y="22.62cm">
          <draw:text-box>
            <text:p><text:span text:style-name="T2">delete node;</text:span></text:p>
            <text:p><text:span text:style-name="T2">//node=0;</text:span></text:p>
            <text:p><text:span text:style-name="T2">}</text:span></text:p>
          </draw:text-box>
        </draw:frame>
        <draw:frame draw:style-name="gr6" draw:text-style-name="P6" draw:layer="layout" svg:width="10.281cm" svg:height="0.793cm" svg:x="1cm" svg:y="1.166cm">
          <draw:text-box>
            <text:p text:style-name="P5"><text:span text:style-name="T6">void DoublyLinkedList::pop_back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gestrichelt2_20__28_variabel_29_" draw:display-name="gestrichelt2 (variabel)" draw:style="rect" draw:dots1="1" draw:dots1-length="400%" draw:distance="3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afael Küng</meta:initial-creator>
    <meta:creation-date>2012-04-07T15:59:12.07</meta:creation-date>
    <dc:date>2012-04-07T17:10:41.50</dc:date>
    <dc:creator>Rafael Küng</dc:creator>
    <meta:editing-duration>PT1H11M30S</meta:editing-duration>
    <meta:editing-cycles>8</meta:editing-cycles>
    <meta:generator>LibreOffice/3.3$Win32 LibreOffice_project/330m19$Build-202</meta:generator>
    <meta:document-statistic meta:object-count="139"/>
  </office:meta>
</office:document-meta>
</file>